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, Tahoma" style:font-family-generic="swiss" style:font-pitch="variable"/>
  </office:font-face-decls>
  <office:automatic-styles>
    <style:style style:name="Table17" style:family="table">
      <style:table-properties style:width="7.4243in" fo:margin-left="-0.075in" fo:margin-right="0.091in" table:align="margins" style:writing-mode="lr-tb"/>
    </style:style>
    <style:style style:name="Table17.A" style:family="table-column">
      <style:table-column-properties style:column-width="4.0556in" style:rel-column-width="35798*"/>
    </style:style>
    <style:style style:name="Table17.B" style:family="table-column">
      <style:table-column-properties style:column-width="3.3688in" style:rel-column-width="29737*"/>
    </style:style>
    <style:style style:name="Table1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9" style:family="table">
      <style:table-properties style:width="7.5646in" fo:margin-left="-0.075in" fo:margin-right="-0.0493in" table:align="margins" style:writing-mode="lr-tb"/>
    </style:style>
    <style:style style:name="Table9.A" style:family="table-column">
      <style:table-column-properties style:column-width="0.325in" style:rel-column-width="2815*"/>
    </style:style>
    <style:style style:name="Table9.B" style:family="table-column">
      <style:table-column-properties style:column-width="7.2396in" style:rel-column-width="62720*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0" style:family="table">
      <style:table-properties style:width="7.5736in" fo:margin-left="-0.075in" fo:margin-right="-0.0583in" table:align="margins" style:writing-mode="lr-tb"/>
    </style:style>
    <style:style style:name="Table10.A" style:family="table-column">
      <style:table-column-properties style:column-width="0.325in" style:rel-column-width="2812*"/>
    </style:style>
    <style:style style:name="Table10.B" style:family="table-column">
      <style:table-column-properties style:column-width="7.2486in" style:rel-column-width="62723*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1" style:family="table">
      <style:table-properties style:width="7.5903in" fo:margin-left="-0.075in" fo:margin-right="-0.075in" table:align="margins" style:writing-mode="lr-tb"/>
    </style:style>
    <style:style style:name="Table11.A" style:family="table-column">
      <style:table-column-properties style:column-width="0.325in" style:rel-column-width="2806*"/>
    </style:style>
    <style:style style:name="Table11.B" style:family="table-column">
      <style:table-column-properties style:column-width="7.2653in" style:rel-column-width="62729*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2" style:family="table">
      <style:table-properties style:width="7.5819in" fo:margin-left="-0.075in" fo:margin-right="-0.0667in" table:align="margins" style:writing-mode="lr-tb"/>
    </style:style>
    <style:style style:name="Table12.A" style:family="table-column">
      <style:table-column-properties style:column-width="0.325in" style:rel-column-width="2809*"/>
    </style:style>
    <style:style style:name="Table12.B" style:family="table-column">
      <style:table-column-properties style:column-width="7.2569in" style:rel-column-width="62726*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3" style:family="table">
      <style:table-properties style:width="7.5819in" fo:margin-left="-0.075in" fo:margin-right="-0.0667in" table:align="margins" style:writing-mode="lr-tb"/>
    </style:style>
    <style:style style:name="Table13.A" style:family="table-column">
      <style:table-column-properties style:column-width="0.325in" style:rel-column-width="2809*"/>
    </style:style>
    <style:style style:name="Table13.B" style:family="table-column">
      <style:table-column-properties style:column-width="7.2569in" style:rel-column-width="62726*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4" style:family="table">
      <style:table-properties style:width="7.5736in" fo:margin-left="-0.075in" fo:margin-right="-0.0583in" table:align="margins" style:writing-mode="lr-tb"/>
    </style:style>
    <style:style style:name="Table14.A" style:family="table-column">
      <style:table-column-properties style:column-width="0.325in" style:rel-column-width="2812*"/>
    </style:style>
    <style:style style:name="Table14.B" style:family="table-column">
      <style:table-column-properties style:column-width="7.2486in" style:rel-column-width="62723*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5" style:family="table">
      <style:table-properties style:width="7.5646in" fo:margin-left="-0.075in" fo:margin-right="-0.0493in" table:align="margins" style:writing-mode="lr-tb"/>
    </style:style>
    <style:style style:name="Table15.A" style:family="table-column">
      <style:table-column-properties style:column-width="0.325in" style:rel-column-width="2815*"/>
    </style:style>
    <style:style style:name="Table15.B" style:family="table-column">
      <style:table-column-properties style:column-width="7.2396in" style:rel-column-width="62720*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" style:family="table">
      <style:table-properties style:width="7.5646in" fo:margin-left="-0.075in" fo:margin-right="-0.0493in" table:align="margins" style:writing-mode="lr-tb"/>
    </style:style>
    <style:style style:name="Table1.A" style:family="table-column">
      <style:table-column-properties style:column-width="0.325in" style:rel-column-width="2815*"/>
    </style:style>
    <style:style style:name="Table1.B" style:family="table-column">
      <style:table-column-properties style:column-width="7.2396in" style:rel-column-width="6272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" style:family="table">
      <style:table-properties style:width="7.5646in" fo:margin-left="-0.075in" fo:margin-right="-0.0493in" table:align="margins" style:writing-mode="lr-tb"/>
    </style:style>
    <style:style style:name="Table8.A" style:family="table-column">
      <style:table-column-properties style:column-width="0.325in" style:rel-column-width="2815*"/>
    </style:style>
    <style:style style:name="Table8.B" style:family="table-column">
      <style:table-column-properties style:column-width="7.2396in" style:rel-column-width="62720*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6" style:family="table">
      <style:table-properties style:width="7.5736in" fo:margin-left="-0.075in" fo:margin-right="-0.0583in" table:align="margins" style:writing-mode="lr-tb"/>
    </style:style>
    <style:style style:name="Table16.A" style:family="table-column">
      <style:table-column-properties style:column-width="0.325in" style:rel-column-width="2812*"/>
    </style:style>
    <style:style style:name="Table16.B" style:family="table-column">
      <style:table-column-properties style:column-width="7.2486in" style:rel-column-width="62723*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7.5736in" fo:margin-left="-0.075in" fo:margin-right="-0.0583in" table:align="margins" style:writing-mode="lr-tb"/>
    </style:style>
    <style:style style:name="Table2.A" style:family="table-column">
      <style:table-column-properties style:column-width="0.325in" style:rel-column-width="2812*"/>
    </style:style>
    <style:style style:name="Table2.B" style:family="table-column">
      <style:table-column-properties style:column-width="7.2486in" style:rel-column-width="62723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7.5646in" fo:margin-left="-0.075in" fo:margin-right="-0.0493in" table:align="margins" style:writing-mode="lr-tb"/>
    </style:style>
    <style:style style:name="Table3.A" style:family="table-column">
      <style:table-column-properties style:column-width="0.325in" style:rel-column-width="2815*"/>
    </style:style>
    <style:style style:name="Table3.B" style:family="table-column">
      <style:table-column-properties style:column-width="7.2396in" style:rel-column-width="62720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7.5646in" fo:margin-left="-0.075in" fo:margin-right="-0.0493in" table:align="margins" style:writing-mode="lr-tb"/>
    </style:style>
    <style:style style:name="Table4.A" style:family="table-column">
      <style:table-column-properties style:column-width="0.325in" style:rel-column-width="2815*"/>
    </style:style>
    <style:style style:name="Table4.B" style:family="table-column">
      <style:table-column-properties style:column-width="7.2396in" style:rel-column-width="62720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7.5646in" fo:margin-left="-0.075in" fo:margin-right="-0.0493in" table:align="margins" style:writing-mode="lr-tb"/>
    </style:style>
    <style:style style:name="Table5.A" style:family="table-column">
      <style:table-column-properties style:column-width="0.325in" style:rel-column-width="2815*"/>
    </style:style>
    <style:style style:name="Table5.B" style:family="table-column">
      <style:table-column-properties style:column-width="7.2396in" style:rel-column-width="62720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7.5646in" fo:margin-left="-0.075in" fo:margin-right="-0.0493in" table:align="margins" style:writing-mode="lr-tb"/>
    </style:style>
    <style:style style:name="Table6.A" style:family="table-column">
      <style:table-column-properties style:column-width="0.325in" style:rel-column-width="2815*"/>
    </style:style>
    <style:style style:name="Table6.B" style:family="table-column">
      <style:table-column-properties style:column-width="7.2396in" style:rel-column-width="62720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9" style:family="table">
      <style:table-properties style:width="7.5646in" fo:margin-left="-0.075in" fo:margin-right="-0.0493in" table:align="margins" style:writing-mode="lr-tb"/>
    </style:style>
    <style:style style:name="Table19.A" style:family="table-column">
      <style:table-column-properties style:column-width="0.325in" style:rel-column-width="2815*"/>
    </style:style>
    <style:style style:name="Table19.B" style:family="table-column">
      <style:table-column-properties style:column-width="7.2396in" style:rel-column-width="62720*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8" style:family="table">
      <style:table-properties style:width="7.5736in" fo:margin-left="-0.075in" fo:margin-right="-0.0583in" table:align="margins" style:writing-mode="lr-tb"/>
    </style:style>
    <style:style style:name="Table18.A" style:family="table-column">
      <style:table-column-properties style:column-width="0.325in" style:rel-column-width="2812*"/>
    </style:style>
    <style:style style:name="Table18.B" style:family="table-column">
      <style:table-column-properties style:column-width="7.2486in" style:rel-column-width="62723*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7" style:family="table">
      <style:table-properties style:width="7.5736in" fo:margin-left="-0.075in" fo:margin-right="-0.0583in" table:align="margins" style:writing-mode="lr-tb"/>
    </style:style>
    <style:style style:name="Table7.A" style:family="table-column">
      <style:table-column-properties style:column-width="0.325in" style:rel-column-width="2812*"/>
    </style:style>
    <style:style style:name="Table7.B" style:family="table-column">
      <style:table-column-properties style:column-width="7.2486in" style:rel-column-width="62723*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orphans="2" fo:widows="2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 fo:orphans="2" fo:widows="2" style:snap-to-layout-gri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orphans="2" fo:widows="2" style:snap-to-layout-grid="false"/>
      <style:text-properties style:font-name="Times New Roman" fo:font-size="10pt" style:font-size-asian="10pt"/>
    </style:style>
    <style:style style:name="P5" style:family="paragraph" style:parent-style-name="Standard">
      <style:paragraph-properties fo:orphans="2" fo:widows="2" style:snap-to-layout-grid="false"/>
      <style:text-properties style:font-name="Times New Roman" fo:font-size="9pt" style:font-size-asian="9pt" style:font-name-complex="Courier New1"/>
    </style:style>
    <style:style style:name="P6" style:family="paragraph" style:parent-style-name="Standard">
      <style:paragraph-properties fo:orphans="2" fo:widows="2" style:snap-to-layout-grid="false"/>
      <style:text-properties style:font-name="Times New Roman"/>
    </style:style>
    <style:style style:name="P7" style:family="paragraph" style:parent-style-name="Standard">
      <style:paragraph-properties fo:text-align="center" style:justify-single-word="false" fo:orphans="2" fo:widows="2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orphans="2" fo:widows="2" style:snap-to-layout-grid="false"/>
      <style:text-properties fo:font-size="10pt" style:font-size-asian="10pt"/>
    </style:style>
    <style:style style:name="P9" style:family="paragraph" style:parent-style-name="Standard">
      <style:paragraph-properties fo:orphans="2" fo:widows="2" style:snap-to-layout-grid="false"/>
      <style:text-properties style:font-name="Courier New" fo:font-size="9pt" style:font-size-asian="9pt" style:font-name-complex="Courier New1"/>
    </style:style>
    <style:style style:name="P10" style:family="paragraph" style:parent-style-name="Standard">
      <style:paragraph-properties fo:orphans="2" fo:widows="2" style:snap-to-layout-grid="false"/>
      <style:text-properties style:font-name="Courier New" fo:font-size="9pt" style:font-size-asian="9pt" style:font-name-complex="Courier New1" style:font-size-complex="9pt"/>
    </style:style>
    <style:style style:name="P11" style:family="paragraph" style:parent-style-name="Standard">
      <style:paragraph-properties fo:orphans="2" fo:widows="2" style:snap-to-layout-grid="false"/>
      <style:text-properties style:font-name="Courier New" fo:font-size="9pt" style:font-size-asian="9pt" style:font-size-complex="9pt"/>
    </style:style>
    <style:style style:name="P12" style:family="paragraph" style:parent-style-name="Standard">
      <style:paragraph-properties fo:orphans="2" fo:widows="2" style:snap-to-layout-grid="false"/>
      <style:text-properties style:font-name="Courier New" fo:font-size="9pt" fo:font-weight="normal" style:font-size-asian="9pt" style:font-weight-asian="normal" style:font-name-complex="Courier New1" style:font-weight-complex="normal"/>
    </style:style>
    <style:style style:name="P13" style:family="paragraph" style:parent-style-name="HTML_20_Preformatted">
      <style:paragraph-properties style:text-autospace="none" style:punctuation-wrap="simple" style:vertical-align="baseline" style:snap-to-layout-grid="false">
        <style:tab-stops/>
      </style:paragraph-properties>
      <style:text-properties style:font-name="Times New Roman" fo:font-size="10pt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orphans="2" fo:widows="2" style:snap-to-layout-grid="false"/>
      <style:text-properties style:font-name="Courier New" fo:font-size="9pt" style:font-size-asian="9pt" style:font-name-complex="Courier New1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10pt" fo:font-weight="bold" style:font-size-asian="10pt" style:font-weight-asian="bold" style:font-weight-complex="bold"/>
    </style:style>
    <style:style style:name="T5" style:family="text">
      <style:text-properties style:font-name="Courier New" fo:font-size="10pt" style:font-size-asian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0pt" fo:font-weight="normal" style:font-size-asian="10pt" style:font-weight-asian="normal" style:font-weight-complex="normal"/>
    </style:style>
    <style:style style:name="T9" style:family="text">
      <style:text-properties fo:color="#0000ff"/>
    </style:style>
    <style:style style:name="T10" style:family="text">
      <style:text-properties fo:color="#0000ff" fo:font-size="10pt" style:font-size-asian="10pt"/>
    </style:style>
    <style:style style:name="T11" style:family="text">
      <style:text-properties fo:color="#0000ff" fo:font-size="10pt" fo:font-weight="bold" style:font-size-asian="10pt" style:font-weight-asian="bold" style:font-weight-complex="bold"/>
    </style:style>
    <style:style style:name="T12" style:family="text">
      <style:text-properties fo:color="#0000ff" fo:font-size="10pt" fo:font-weight="normal" style:font-size-asian="10pt" style:font-weight-asian="normal" style:font-weight-complex="normal"/>
    </style:style>
    <style:style style:name="T13" style:family="text">
      <style:text-properties fo:color="#0000ff" fo:font-weight="normal" style:font-weight-asian="normal" style:font-weight-complex="normal"/>
    </style:style>
    <style:style style:name="T14" style:family="text">
      <style:text-properties fo:color="#0000ff" style:font-name="Courier New" fo:font-size="10pt" fo:font-weight="bold" style:font-size-asian="10pt" style:font-weight-asian="bold" style:font-weight-complex="bold"/>
    </style:style>
    <style:style style:name="T15" style:family="text">
      <style:text-properties fo:color="#0000ff" style:font-name="Courier New" fo:font-size="10pt" style:font-size-asian="10pt"/>
    </style:style>
    <style:style style:name="T16" style:family="text">
      <style:text-properties fo:font-weight="normal"/>
    </style:style>
    <style:style style:name="T17" style:family="text">
      <style:text-properties style:font-weight-asian="normal"/>
    </style:style>
    <style:style style:name="T18" style:family="text">
      <style:text-properties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3">Name: <text:s/>Marcus Meng <text:s text:c="36"/></text:p>
          </table:table-cell>
          <table:table-cell table:style-name="Table17.A1" office:value-type="string">
            <text:p text:style-name="P3">Section: A <text:s text:c="45"/>CS 120 Fall 2009</text:p>
          </table:table-cell>
        </table:table-row>
      </table:table>
      <text:p text:style-name="P2"/>
      <text:p text:style-name="P7">Supplemental Questions for Assignment #1</text:p>
      <text:p text:style-name="P2"/>
      <text:p text:style-name="P2">For these questions, you are asked to make changes to the code and observe the warning/error messages that are generated. If a change causes a warning/error, you must copy/paste the message into the space provided. If the change does not cause any warnings or errors, just write <text:span text:style-name="T6">No change</text:span>. After answering the question, be sure to undo your changes before going to the next question. <text:span text:style-name="T6">Although I'm not asking you to explain why the changes cause warnings/errors, you should try to understand why they occur.</text:span></text:p>
      <text:p text:style-name="P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1.</text:p>
          </table:table-cell>
          <table:table-cell table:style-name="Table9.A1" office:value-type="string">
            <text:p text:style-name="P4">What happens when you remove the first line from the program?</text:p>
            <text:p text:style-name="P11"/>
            <text:p text:style-name="P10">marathon.c: In function 'main':</text:p>
            <text:p text:style-name="P10">marathon.c:16: warning: implicit declaration of function 'printf'</text:p>
            <text:p text:style-name="P10">marathon.c:16: warning: incompatible implicit declaration of built-in function '</text:p>
            <text:p text:style-name="P10">printf' <text:s text:c="14"/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">2.</text:p>
          </table:table-cell>
          <table:table-cell table:style-name="Table10.A1" office:value-type="string">
            <text:p text:style-name="P4">What happens if you add a semi-colon at the end of line #3?</text:p>
            <text:p text:style-name="P5"><text:s/><text:span text:style-name="T3"><text:s/></text:span></text:p>
            <text:p text:style-name="P9">marathon.c: In function 'main':</text:p>
            <text:p text:style-name="P9">marathon.c:16: error: expected ')' before ';' token <text:s text:c="12"/>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8">3.</text:p>
          </table:table-cell>
          <table:table-cell table:style-name="Table11.A1" office:value-type="string">
            <text:p text:style-name="P6"><text:span text:style-name="T1">What happens if you change </text:span><text:span text:style-name="Source_20_Text"><text:span text:style-name="T12">main</text:span></text:span><text:span text:style-name="T1"> to </text:span><text:span text:style-name="Source_20_Text"><text:span text:style-name="T12">Main</text:span></text:span><text:span text:style-name="T1"> in line #8?</text:span></text:p>
            <text:p text:style-name="P9"/>
            <text:p text:style-name="P9">/bin/../lib/gcc/i686-pc-cygwin/4.3.2/../../../libcygwin.a(libcmain.o):(.text+0xa</text:p>
            <text:p text:style-name="P9">b): undefined reference to `_WinMain@16'</text:p>
            <text:p text:style-name="P9">collect2: ld returned 1 exit status <text:s text:c="14"/>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8">4.</text:p>
          </table:table-cell>
          <table:table-cell table:style-name="Table12.A1" office:value-type="string">
            <text:p text:style-name="P6"><text:span text:style-name="T1">What happens if you change </text:span><text:span text:style-name="T14">int</text:span><text:span text:style-name="T15"> </text:span><text:span text:style-name="T14">main(void)</text:span><text:span text:style-name="T1"> to </text:span><text:span text:style-name="T4">int</text:span><text:span text:style-name="T5"> </text:span><text:span text:style-name="T14">main(int a)</text:span><text:span text:style-name="T1"> in line #8?</text:span></text:p>
            <text:p text:style-name="P9"><text:s/></text:p>
            <text:p text:style-name="P12">marathon.c:9: warning: 'main' takes only zero or two arguments</text:p>
            <text:p text:style-name="P12">marathon.c:9: warning: unused parameter 'a' <text:s text:c="11"/><text:span text:style-name="T7"><text:s text:c="2"/>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8">5.</text:p>
          </table:table-cell>
          <table:table-cell table:style-name="Table13.A1" office:value-type="string">
            <text:p text:style-name="P4">What happens if you remove the semi-colon at the end of line #11?</text:p>
            <text:p text:style-name="P9"/>
            <text:p text:style-name="P9">marathon.c: In function 'main':</text:p>
            <text:p text:style-name="P9">marathon.c:12: error: expected '=', ',', ';', 'asm' or '__attribute__' before 'd</text:p>
            <text:p text:style-name="P9">ouble'</text:p>
            <text:p text:style-name="P9">marathon.c:15: error: 'yards' undeclared (first use in this function)</text:p>
            <text:p text:style-name="P9">marathon.c:15: error: (Each undeclared identifier is reported only once</text:p>
            <text:p text:style-name="P9">marathon.c:15: error: for each function it appears in.)</text:p>
            <text:p text:style-name="P9">marathon.c:16: error: 'kilometers' undeclared (first use in this function) <text:s text:c="14"/></text:p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8">6.</text:p>
          </table:table-cell>
          <table:table-cell table:style-name="Table14.A1" office:value-type="string">
            <text:p text:style-name="P4">What happens if you remove line #18?</text:p>
            <text:p text:style-name="P9"/>
            <text:p text:style-name="P9">marathon.c: In function 'main':</text:p>
            <text:p text:style-name="P9">marathon.c:18: warning: control reaches end of non-void function <text:s text:c="11"/><text:span text:style-name="T7"><text:s text:c="3"/></text:span></text:p>
          </table:table-cell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8">7.</text:p>
          </table:table-cell>
          <table:table-cell table:style-name="Table15.A1" office:value-type="string">
            <text:p text:style-name="P6"><text:span text:style-name="T1">What happens if you change </text:span><text:span text:style-name="T14">return 0;</text:span><text:span text:style-name="T1"> to </text:span><text:span text:style-name="T14">return 0.0;</text:span><text:span text:style-name="T1"> in line #18?</text:span></text:p>
            <text:p text:style-name="P9"/>
            <text:p text:style-name="P9">No change. <text:s text:c="14"/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8.</text:p>
          </table:table-cell>
          <table:table-cell table:style-name="Table1.A1" office:value-type="string">
            <text:p text:style-name="P6"><text:span text:style-name="T1">What happens if you change </text:span><text:span text:style-name="T14">return 0;</text:span><text:span text:style-name="T1"> to </text:span><text:span text:style-name="T14">return;</text:span><text:span text:style-name="T1"> in line #18?</text:span></text:p>
            <text:p text:style-name="P9"/>
            <text:p text:style-name="P9">marathon.c: In function 'main':</text:p>
            <text:p text:style-name="P9">marathon.c:18: warning: 'return' with no value, in function returning non-void</text:p>
            <text:p text:style-name="P9">gcc -o marathon.exe marathon.o</text:p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>9.</text:p>
          </table:table-cell>
          <table:table-cell table:style-name="Table8.A1" office:value-type="string">
            <text:p text:style-name="P6"><text:span text:style-name="T1">What happens if you change </text:span><text:span text:style-name="Source_20_Text"><text:span text:style-name="T11">int main(void)</text:span></text:span><text:span text:style-name="Source_20_Text"><text:span text:style-name="T2"> </text:span></text:span><text:span text:style-name="Source_20_Text"><text:span text:style-name="T8">to</text:span></text:span><text:span text:style-name="Source_20_Text"><text:span text:style-name="T2"> </text:span></text:span><text:span text:style-name="Source_20_Text"><text:span text:style-name="T11">int main(int a, char** b)</text:span></text:span><text:span text:style-name="Source_20_Text"><text:span text:style-name="T2"> </text:span></text:span><text:span text:style-name="T1">in line #8?</text:span></text:p>
            <text:p text:style-name="P9"/>
            <text:p text:style-name="P12">marathon.c:8: warning: unused parameter 'a'</text:p>
            <text:p text:style-name="P9">marathon.c:8: warning: unused parameter 'b' <text:s text:c="12"/><text:span text:style-name="T7"><text:s text:c="2"/></text:span></text:p>
          </table:table-cell>
        </table:table-row>
      </table:table>
      <text:p text:style-name="P1"/>
      <text:p text:style-name="P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8">10.</text:p>
          </table:table-cell>
          <table:table-cell table:style-name="Table16.A1" office:value-type="string">
            <text:p text:style-name="P4">What happens if you remove <text:span text:style-name="Source_20_Text"><text:span text:style-name="T13">1760</text:span></text:span><text:span text:style-name="T6"> </text:span>from line #3?</text:p>
            <text:p text:style-name="P9"/>
            <text:p text:style-name="P9">marathon.c: In function 'main':</text:p>
            <text:p text:style-name="P9"><text:soft-page-break/>marathon.c:15: error: expected expression before ')' token <text:s text:c="14"/></text:p>
          </table:table-cell>
        </table:table-row>
      </table:table>
      <text:p text:style-name="P1"/>
      <text:p text:style-name="P1">Each of the modifications below will still allow the program to compile and link, although some will cause warnings. You are to execute the program (by typing <text:span text:style-name="Source_20_Text"><text:span text:style-name="T6">marathon</text:span></text:span><text:span text:style-name="T6"> </text:span>at the command line) and paste the results into the answer spaces. 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11.</text:p>
          </table:table-cell>
          <table:table-cell table:style-name="Table2.A1" office:value-type="string">
            <text:p text:style-name="P4">What is the output of the unchanged program?</text:p>
            <text:p text:style-name="P9"/>
            <text:p text:style-name="P9">A marathon is 42.185969 kilometers <text:s text:c="13"/><text:span text:style-name="T7"><text:s/>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12.</text:p>
          </table:table-cell>
          <table:table-cell table:style-name="Table3.A1" office:value-type="string">
            <text:p text:style-name="P6"><text:span text:style-name="T1">What is the output if you remove the </text:span><text:span text:style-name="Source_20_Text"><text:span text:style-name="T11">(double)</text:span></text:span><text:span text:style-name="T1"> from line #15?</text:span></text:p>
            <text:p text:style-name="P9"/>
            <text:p text:style-name="P9">A marathon is 41.834000 kilometers <text:s text:c="9"/><text:span text:style-name="T7"><text:s text:c="5"/></text:span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13.</text:p>
          </table:table-cell>
          <table:table-cell table:style-name="Table4.A1" office:value-type="string">
            <text:p text:style-name="P6"><text:span text:style-name="T1">What is the output if you remove the left and right parentheses (from before </text:span><text:span text:style-name="Source_20_Text"><text:span text:style-name="T11">miles</text:span></text:span><text:span text:style-name="T1"> and after </text:span><text:span text:style-name="Source_20_Text"><text:span text:style-name="T11">YARDS_PER_MILE</text:span></text:span><text:span text:style-name="T1">) from line #15?</text:span></text:p>
            <text:p text:style-name="P9"/>
            <text:p text:style-name="P9">A marathon is 26.351969 kilometers <text:s text:c="14"/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14.</text:p>
          </table:table-cell>
          <table:table-cell table:style-name="Table5.A1" office:value-type="string">
            <text:p text:style-name="P6"><text:span text:style-name="T1">What is the warning and output if you change </text:span><text:span text:style-name="Source_20_Text"><text:span text:style-name="T10">%f</text:span></text:span><text:span text:style-name="T1"> to </text:span><text:span text:style-name="Source_20_Text"><text:span text:style-name="T10">%d</text:span></text:span><text:span text:style-name="T1"> in line #16?</text:span></text:p>
            <text:p text:style-name="P9"/>
            <text:p text:style-name="P12">marathon.c:16: warning: format '%d' expects type 'int', but argument 2 has type</text:p>
            <text:p text:style-name="P12">'double'</text:p>
            <text:p text:style-name="P12">marathon.c:16: warning: format '%d' expects type 'int', but argument 2 has type</text:p>
            <text:p text:style-name="P12">'double'</text:p>
            <text:p text:style-name="P12"/>
            <text:p text:style-name="P9">A marathon is -755914244 kilometers <text:s text:c="14"/>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15.</text:p>
          </table:table-cell>
          <table:table-cell table:style-name="Table6.A1" office:value-type="string">
            <text:p text:style-name="P6"><text:span text:style-name="T1">What is the warning and output if you change </text:span><text:span text:style-name="Source_20_Text"><text:span text:style-name="T10">%f</text:span></text:span><text:span text:style-name="T1"> to </text:span><text:span text:style-name="Source_20_Text"><text:span text:style-name="T10">%d</text:span></text:span><text:span text:style-name="T1"> and remove </text:span><text:span text:style-name="Source_20_Text"><text:span text:style-name="T10">, kilometers</text:span></text:span><text:span text:style-name="T1"> <text:s/>from line #16?</text:span></text:p>
            <text:p text:style-name="P9"/>
            <text:p text:style-name="P9">marathon.c:16: warning: too few arguments for format</text:p>
            <text:p text:style-name="P9">marathon.c:16: warning: too few arguments for format</text:p>
            <text:p text:style-name="P9"/>
            <text:p text:style-name="P9">A marathon is 2 kilometers <text:s text:c="14"/></text:p>
          </table:table-cell>
        </table:table-row>
      </table:table>
      <text:p text:style-name="Standard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8">16.</text:p>
          </table:table-cell>
          <table:table-cell table:style-name="Table19.A1" office:value-type="string">
            <text:p text:style-name="P6"><text:span text:style-name="T1">What is the warning and output if you add </text:span><text:span text:style-name="Source_20_Text"><text:span text:style-name="T10">, yards, miles</text:span></text:span><text:span text:style-name="T1"> <text:s/>after </text:span><text:span text:style-name="Source_20_Text"><text:span text:style-name="T10">kilometers</text:span></text:span><text:span text:style-name="Source_20_Text"><text:span text:style-name="T1"> </text:span></text:span><text:span text:style-name="T1">in line #16?</text:span></text:p>
            <text:p text:style-name="P9"/>
            <text:p text:style-name="P9">marathon.c:16: warning: too many arguments for format</text:p>
            <text:p text:style-name="P9">marathon.c:16: warning: too many arguments for format</text:p>
            <text:p text:style-name="P9"/>
            <text:p text:style-name="P9">A marathon is 42.185969 kilometers <text:s text:c="14"/></text:p>
          </table:table-cell>
        </table:table-row>
      </table:table>
      <text:p text:style-name="Standard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8">17.</text:p>
          </table:table-cell>
          <table:table-cell table:style-name="Table18.A1" office:value-type="string">
            <text:p text:style-name="P4">What is the output if you change <text:span text:style-name="Source_20_Text"><text:span text:style-name="T9">26</text:span></text:span><text:span text:style-name="Source_20_Text"> </text:span>to<text:span text:style-name="Source_20_Text"> </text:span><text:span text:style-name="Source_20_Text"><text:span text:style-name="T9">26.99</text:span></text:span> in line #13?</text:p>
            <text:p text:style-name="P9"/>
            <text:p text:style-name="P9">No warning.</text:p>
            <text:p text:style-name="P9"/>
            <text:p text:style-name="P9">A marathon is 42.185969 kilometers <text:s text:c="14"/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18.</text:p>
          </table:table-cell>
          <table:table-cell table:style-name="Table7.A1" office:value-type="string">
            <text:p text:style-name="P4">What is the output if you remove line #13?</text:p>
            <text:p text:style-name="P9"/>
            <text:p text:style-name="P9">A marathon is 2620865540.640969 kilometers <text:s text:c="14"/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, 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 fo:orphans="2" fo:widows="2" style:text-autospace="ideograph-alpha" style:punctuation-wrap="hanging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rial Unicode MS" fo:font-size="10pt" style:font-name-asian="Arial Unicode MS" style:font-size-asian="10pt" style:font-name-complex="Arial Unicode MS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299in" fo:margin-bottom="0.4299in" fo:margin-left="0.6098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6-09-14T09:32:57</meta:creation-date>
    <dc:date>2009-09-26T11:43:38</dc:date>
    <meta:print-date>2008-09-15T13:43:32</meta:print-date>
    <dc:language>en-US</dc:language>
    <meta:editing-cycles>44</meta:editing-cycles>
    <meta:editing-duration>PT04H08M19S</meta:editing-duration>
    <dc:creator>Marcus Meng</dc:creator>
    <meta:document-statistic meta:table-count="19" meta:image-count="0" meta:object-count="0" meta:page-count="2" meta:paragraph-count="88" meta:word-count="648" meta:character-count="4373"/>
    <meta:user-defined meta:name="Info 1"/>
    <meta:user-defined meta:name="Info 2"/>
    <meta:user-defined meta:name="Info 3"/>
    <meta:user-defined meta:name="Info 4"/>
    <meta:template xlink:type="simple" xlink:actuate="onRequest" xlink:title="mmead" xlink:href="../../../../../../Documents%20and%20Settings/mmead.DIT624/Application%20Data/OpenOffice.org2/user/template/mmead.ott" meta:date="2007-09-20T09:16:33"/>
  </office:meta>
</office:document-meta>
</file>